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Heading_20_2">
      <style:paragraph-properties fo:line-height="150%"/>
      <style:text-properties style:font-name="Liberation Sans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5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6" style:family="paragraph" style:parent-style-name="Text_20_body">
      <style:paragraph-properties fo:margin-top="0.42cm" fo:margin-bottom="0.499cm" loext:contextual-spacing="false" fo:line-height="100%" fo:break-before="page" fo:keep-with-next="always"/>
      <style:text-properties style:font-name="Albany1" fo:font-size="16pt" fo:font-weight="bold"/>
    </style:style>
    <style:style style:name="P7" style:family="paragraph" style:parent-style-name="Text_20_body">
      <style:paragraph-properties fo:margin-left="0.499cm" fo:margin-right="0cm" fo:margin-top="0cm" fo:margin-bottom="0cm" loext:contextual-spacing="false" fo:line-height="100%" fo:text-indent="0cm" style:auto-text-indent="false"/>
    </style:style>
    <style:style style:name="P8" style:family="paragraph" style:parent-style-name="Heading_20_2" style:master-page-name="HTML">
      <style:paragraph-properties fo:line-height="150%" style:page-number="auto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8" text:outline-level="2"><text:bookmark-start text:name="__RefHeading___Toc2792_1522826305"/><text:span text:style-name="T1">#960</text:span><text:bookmark-end text:name="__RefHeading___Toc2792_1522826305"/></text:h>
        <text:p text:style-name="P3"/>
        <text:p text:style-name="P4">Nada pode drenar mais a vitalidade de um Cristão do que o lixo de alianças não santificadas, deleites sujos, práticas ímpias e coisas do tipo. A verdadeira separação dessas coisas fará de nós "vasos para honra, santificados e idôneo para uso do Senhor".</text:p>
        <text:p text:style-name="P3"/>
        <text:h text:style-name="P1" text:outline-level="2"><text:bookmark-start text:name="__RefHeading___Toc2794_1522826305"/><text:a xlink:type="simple" xlink:href="http://bibliaonline.com.br/acf/dn/1" text:style-name="Internet_20_link" text:visited-style-name="Visited_20_Internet_20_Link"><text:span text:style-name="T1">DANIEL 1</text:span></text:a><text:bookmark-end text:name="__RefHeading___Toc2794_1522826305"/></text:h>
        <text:p text:style-name="P3"/>
        <text:p text:style-name="P3"><text:span text:style-name="T1">Hoje iniciamos um livro novo e totalmente diferente - Daniel. Passa-se no "tempo dos gentios". Lucas </text:span><text:a xlink:type="simple" xlink:href="http://bibliaonline.com.br/acf/lc/21/24" text:style-name="Internet_20_link" text:visited-style-name="Visited_20_Internet_20_Link"><text:span text:style-name="T1">21:24</text:span></text:a><text:span text:style-name="T1">. Isso abrange muitos anos. Estamos neste período hoje. Começou cerca de 607 A.C. ou há 2.600 anos e continuará até o Senhor voltar. Tudo isso aconteceu após as dez tribos de Israel terem sido levadas cativas pela Assíria (e nunca mais se ouviu falar delas desde então); as tribos que restaram, Judá e Benjamim, foram levadas cativas à Babilônia pelo Rei Nabucodonosor. Judá era a tribo Real; e os reis também foram levados. Nosso capítulo fala de Daniel, um dos que pertenciam à família real. Esses quatro jovens deviam ter cerca de 17 anos de idade.</text:span></text:p>
        <text:p text:style-name="P3"/>
        <text:p text:style-name="P3"><text:a xlink:type="simple" xlink:href="http://bibliaonline.com.br/acf/dn/1/3-4" text:style-name="Internet_20_link" text:visited-style-name="Visited_20_Internet_20_Link"><text:span text:style-name="T1">Dn 1:3-4</text:span></text:a><text:span text:style-name="T1"> O rei decide usar esses Hebreus cativos para treiná-los, junto a um grupo de seu próprio povo, com o que havia de melhor em ensino. O </text:span><text:a xlink:type="simple" xlink:href="http://bibliaonline.com.br/acf/dn/1/4" text:style-name="Internet_20_link" text:visited-style-name="Visited_20_Internet_20_Link"><text:span text:style-name="T1">versículo 4</text:span></text:a><text:span text:style-name="T1"> nos dá uma lista de 6 requisitos que deviam ter. Que oportunidade para esses jovens.</text:span></text:p>
        <text:p text:style-name="P3"/>
        <text:p text:style-name="P3"><text:a xlink:type="simple" xlink:href="http://bibliaonline.com.br/acf/dn/1/5" text:style-name="Internet_20_link" text:visited-style-name="Visited_20_Internet_20_Link"><text:span text:style-name="T1">Dn 1:5</text:span></text:a><text:span text:style-name="T1"> O rei planeja o que eles deviam comer... o melhor... o cardápio do próprio rei, e, sem dúvida, os melhores vinhos disponíveis.</text:span></text:p>
        <text:p text:style-name="P3"/>
        <text:p text:style-name="P3"><text:a xlink:type="simple" xlink:href="http://bibliaonline.com.br/acf/dn/1/7" text:style-name="Internet_20_link" text:visited-style-name="Visited_20_Internet_20_Link"><text:span text:style-name="T1">Dn 1:7</text:span></text:a><text:span text:style-name="T1"> Para ajudar esses Hebreus cativos a esquecer seu passado, todos recebem nomes estrangeiros.</text:span></text:p>
        <text:p text:style-name="P3"/>
        <text:p text:style-name="P3"><text:a xlink:type="simple" xlink:href="http://bibliaonline.com.br/acf/dn/1/8" text:style-name="Internet_20_link" text:visited-style-name="Visited_20_Internet_20_Link"><text:span text:style-name="T1">Dn 1:8</text:span></text:a><text:span text:style-name="T1"> Mas Daniel tinha um segredo em seu coração... ele pertencia a DEUS. Ele não comeria a carne que provavelmente teria sido oferecida a ídolos. Ele não iria se contaminar.</text:span></text:p>
        <text:p text:style-name="P3"/>
        <text:p text:style-name="P3"><text:a xlink:type="simple" xlink:href="http://bibliaonline.com.br/acf/dn/1/10-14" text:style-name="Internet_20_link" text:visited-style-name="Visited_20_Internet_20_Link"><text:span text:style-name="T1">Dn 1:10-14</text:span></text:a><text:span text:style-name="T1"> O oficial teme alterar os planos do rei; ele morreria se o fizesse. Daniel fala algo importante; não teria sido justo lançar a responsabilidade sobre o homem que estaria </text:span><text:soft-page-break/><text:span text:style-name="T1">servindo a comida. Daniel sugere que o homem traga também alguns cereais, e veja o que acontece por dez dias. Uma sugestão muito sábia.</text:span></text:p>
        <text:p text:style-name="P3"/>
        <text:p text:style-name="P3"><text:a xlink:type="simple" xlink:href="http://bibliaonline.com.br/acf/dn/1/15-16" text:style-name="Internet_20_link" text:visited-style-name="Visited_20_Internet_20_Link"><text:span text:style-name="T1">Dn 1:15-16</text:span></text:a><text:span text:style-name="T1"> Os quatro jovens tinham suas faces mais coradas e estavam mais gordos do que os outros.</text:span></text:p>
        <text:p text:style-name="P3"/>
        <text:p text:style-name="P3"><text:a xlink:type="simple" xlink:href="http://bibliaonline.com.br/acf/dn/1/17" text:style-name="Internet_20_link" text:visited-style-name="Visited_20_Internet_20_Link"><text:span text:style-name="T1">Dn 1:17</text:span></text:a><text:span text:style-name="T1"> O segredo é revelado - Deus honrava aqueles que O honravam!</text:span></text:p>
        <text:p text:style-name="P3"/>
        <text:p text:style-name="P3"><text:a xlink:type="simple" xlink:href="http://bibliaonline.com.br/acf/dn/1/19" text:style-name="Internet_20_link" text:visited-style-name="Visited_20_Internet_20_Link"><text:span text:style-name="T1">Dn 1:19</text:span></text:a><text:span text:style-name="T1"> Eles não só estavam melhores fisicamente, mas também em inteligência estavam dez vezes mais inteligentes!</text:span></text:p>
        <text:p text:style-name="P3"/>
        <text:p text:style-name="P3"><text:a xlink:type="simple" xlink:href="http://bibliaonline.com.br/acf/dn/1/21" text:style-name="Internet_20_link" text:visited-style-name="Visited_20_Internet_20_Link"><text:span text:style-name="T1">Dn 1:21</text:span></text:a><text:span text:style-name="T1"> Este versículo fala muito sem dizê-lo... Nabucodonosor, o rei, havia passado para a história. Seu sucessor, o Rei Belsazar, foi morto por outro Império, o Medo-Persa. Mas as três primeiras palavras de nosso versículo nos mostram o que o Apóstolo Paulo disse a Timóteo em </text:span><text:a xlink:type="simple" xlink:href="http://bibliaonline.com.br/acf/2tm/3/14" text:style-name="Internet_20_link" text:visited-style-name="Visited_20_Internet_20_Link"><text:span text:style-name="T1">2Tm 3:14</text:span></text:a><text:span text:style-name="T1">. Preste muita atenção nisso.</text:span></text:p>
        <text:p text:style-name="P3"/>
        <text:h text:style-name="P2" text:outline-level="2"><text:bookmark-start text:name="__RefHeading___Toc2796_1522826305"/>#961<text:bookmark-end text:name="__RefHeading___Toc2796_1522826305"/></text:h>
        <text:p text:style-name="P3"/>
        <text:p text:style-name="P4">Somente o verdadeiro Cristianismo tem a solução para o problema do pecado.</text:p>
        <text:p text:style-name="P3"/>
        <text:h text:style-name="P1" text:outline-level="2"><text:bookmark-start text:name="__RefHeading___Toc2798_1522826305"/><text:a xlink:type="simple" xlink:href="http://bibliaonline.com.br/acf/dn/2/1-30" text:style-name="Internet_20_link" text:visited-style-name="Visited_20_Internet_20_Link"><text:span text:style-name="T1">DANIEL 2:1-30</text:span></text:a><text:bookmark-end text:name="__RefHeading___Toc2798_1522826305"/></text:h>
        <text:p text:style-name="P3"/>
        <text:p text:style-name="P3"><text:a xlink:type="simple" xlink:href="http://bibliaonline.com.br/acf/dn/2/1-13" text:style-name="Internet_20_link" text:visited-style-name="Visited_20_Internet_20_Link"><text:span text:style-name="T1">Dn 2:1-13</text:span></text:a><text:span text:style-name="T1"> O Rei Nabucodonosor aparentemente teve seu sonho algum tempo antes e havia esquecido. Todos os sábios de seu vasto império não podem dizer qual o significado de seu sonho. Mas seus pensamentos estão muito perturbados e ele não consegue dormir. Ele está tão agitado que ordena que todos os sábios (provavelmente todos os do </text:span><text:a xlink:type="simple" xlink:href="http://bibliaonline.com.br/acf/dn/1" text:style-name="Internet_20_link" text:visited-style-name="Visited_20_Internet_20_Link"><text:span text:style-name="T1">capítulo 1</text:span></text:a><text:span text:style-name="T1">) sejam mortos, inclusive Daniel.</text:span></text:p>
        <text:p text:style-name="P3"/>
        <text:p text:style-name="P3"><text:a xlink:type="simple" xlink:href="http://bibliaonline.com.br/acf/dn/2/14-16" text:style-name="Internet_20_link" text:visited-style-name="Visited_20_Internet_20_Link"><text:span text:style-name="T1">Dn 2:14-16</text:span></text:a><text:span text:style-name="T1"> Daniel vai ao rei e pede por tempo, e promete a interpretação. O que ele faz? Os próximos dois versículos nos dão a resposta.</text:span></text:p>
        <text:p text:style-name="P3"/>
        <text:p text:style-name="P3"><text:a xlink:type="simple" xlink:href="http://bibliaonline.com.br/acf/dn/2/19-23" text:style-name="Internet_20_link" text:visited-style-name="Visited_20_Internet_20_Link"><text:span text:style-name="T1">Dn 2:19-23</text:span></text:a><text:span text:style-name="T1"> O que Daniel faz assim que Deus lhe conta o sonho e o seu significado? Leia os versículos.</text:span></text:p>
        <text:p text:style-name="P3"><text:soft-page-break/></text:p>
        <text:p text:style-name="P3"><text:a xlink:type="simple" xlink:href="http://bibliaonline.com.br/acf/dn/2/26" text:style-name="Internet_20_link" text:visited-style-name="Visited_20_Internet_20_Link"><text:span text:style-name="T1">Dn 2:26</text:span></text:a><text:span text:style-name="T1"> Daniel se encontra com o rei face a face. O rei lhe pergunta se é capaz de decifrar o mistério.</text:span></text:p>
        <text:p text:style-name="P3"/>
        <text:p text:style-name="P3"><text:a xlink:type="simple" xlink:href="http://bibliaonline.com.br/acf/dn/2/27-30" text:style-name="Internet_20_link" text:visited-style-name="Visited_20_Internet_20_Link"><text:span text:style-name="T1">Dn 2:27-30</text:span></text:a><text:span text:style-name="T1"> Quem recebe o crédito por revelar o mistério?</text:span></text:p>
        <text:p text:style-name="P3"/>
        <text:h text:style-name="P2" text:outline-level="2"><text:bookmark-start text:name="__RefHeading___Toc2800_1522826305"/>#962<text:bookmark-end text:name="__RefHeading___Toc2800_1522826305"/></text:h>
        <text:p text:style-name="P3"/>
        <text:p text:style-name="P4">O verdadeiro Cristianismo é singular por ensinar que a salvação é pela fé e não pelas obras.</text:p>
        <text:p text:style-name="P3"/>
        <text:h text:style-name="P1" text:outline-level="2"><text:bookmark-start text:name="__RefHeading___Toc2802_1522826305"/><text:a xlink:type="simple" xlink:href="http://bibliaonline.com.br/acf/dn/2/31-49" text:style-name="Internet_20_link" text:visited-style-name="Visited_20_Internet_20_Link"><text:span text:style-name="T1">DANIEL 2:31-49</text:span></text:a><text:bookmark-end text:name="__RefHeading___Toc2802_1522826305"/></text:h>
        <text:p text:style-name="P3"/>
        <text:p text:style-name="P3"><text:a xlink:type="simple" xlink:href="http://bibliaonline.com.br/acf/dn/2/31-45" text:style-name="Internet_20_link" text:visited-style-name="Visited_20_Internet_20_Link"><text:span text:style-name="T1">Dn 2:31-45</text:span></text:a><text:span text:style-name="T1"> Temos aqui a maior previsão de eventos políticos futuros que o mundo jamais conheceu. O sonho era de uma grande estátua de aparência brilhante e bela. Havia quatro materiais diferentes, a cabeça de ouro puro, o tronco e os braços de prata, abdome e coxas de bronze, pernas de ferro, seus pés parte de ferro e parte de barro. Enquanto ele observava, uma rocha atingiu a grande imagem nos pés e os quebrou, então, pouco a pouco, toda a imagem foi reduzida a pedaços. Então a rocha cresceu cada vez mais até encher toda a Terra. Em seguida Daniel contou ao rei o seu significado. Quatro Impérios se levantariam no mundo, um após o outro. O último desapareceria para voltar a se levantar e ser totalmente destruído. Tudo isso é muito importante para nós pois, apesar disso ter sido escrito há cerca de 2.600 anos, nos fala de eventos que estão acontecendo na Europa hoje, com a restauração do Império Romano.</text:span></text:p>
        <text:p text:style-name="P3"/>
        <text:p text:style-name="P3"><text:a xlink:type="simple" xlink:href="http://bibliaonline.com.br/acf/dn/2/44-45" text:style-name="Internet_20_link" text:visited-style-name="Visited_20_Internet_20_Link"><text:span text:style-name="T1">Dn 2:44-45</text:span></text:a><text:span text:style-name="T1"> A rocha é explicada. Trata-se de um tipo do Senhor Jesus que voltará e destruirá completamente o Império Romano restaurado (</text:span><text:a xlink:type="simple" xlink:href="http://bibliaonline.com.br/acf/ap/19/13-16" text:style-name="Internet_20_link" text:visited-style-name="Visited_20_Internet_20_Link"><text:span text:style-name="T1">Ap 19:13-16</text:span></text:a><text:span text:style-name="T1">).</text:span></text:p>
        <text:p text:style-name="P3"/>
        <text:p text:style-name="P3"><text:a xlink:type="simple" xlink:href="http://bibliaonline.com.br/acf/dn/2/46-49" text:style-name="Internet_20_link" text:visited-style-name="Visited_20_Internet_20_Link"><text:span text:style-name="T1">Dn 2:46-49</text:span></text:a><text:span text:style-name="T1"> O Rei Nabucodonosor reveste Daniel de honras (mas logo se esquece dele).</text:span></text:p>
        <text:p text:style-name="P3"/>
        <text:h text:style-name="P2" text:outline-level="2"><text:bookmark-start text:name="__RefHeading___Toc2804_1522826305"/>#963<text:bookmark-end text:name="__RefHeading___Toc2804_1522826305"/></text:h>
        <text:p text:style-name="P3"/>
        <text:p text:style-name="P3"><text:span text:style-name="T1">Podemos desejar trazer ao Senhor uma obra perfeita. Gostaríamos de apontar, quando </text:span><text:soft-page-break/><text:span text:style-name="T1">nosso trabalho estivesse terminado, os belos grãos maduros, os feixes reunidos, todavia o Senhor frustra nossos planos, despedaça nossas intenções, nos faz ver a ruína de todas as nossas esperanças, quebra a bela estrutura que pensávamos estar construindo, nos lança em Seus braços e sussurra em nossos ouvidos, "Não é o seu trabalho que eu quero, mas você". (</text:span><text:a xlink:type="simple" xlink:href="http://bibliaonline.com.br/acf/2co/8/5" text:style-name="Internet_20_link" text:visited-style-name="Visited_20_Internet_20_Link"><text:span text:style-name="T1">2 Co 8:5</text:span></text:a><text:span text:style-name="T1">)</text:span></text:p>
        <text:p text:style-name="P3"/>
        <text:h text:style-name="P1" text:outline-level="2"><text:bookmark-start text:name="__RefHeading___Toc2806_1522826305"/><text:a xlink:type="simple" xlink:href="http://bibliaonline.com.br/acf/dn/3" text:style-name="Internet_20_link" text:visited-style-name="Visited_20_Internet_20_Link"><text:span text:style-name="T1">DANIEL 3</text:span></text:a><text:bookmark-end text:name="__RefHeading___Toc2806_1522826305"/></text:h>
        <text:p text:style-name="P3"/>
        <text:p text:style-name="P3"><text:a xlink:type="simple" xlink:href="http://bibliaonline.com.br/acf/dn/3/1,6" text:style-name="Internet_20_link" text:visited-style-name="Visited_20_Internet_20_Link"><text:span text:style-name="T1">Dn 3:1,6</text:span></text:a><text:span text:style-name="T1"> Este poderoso e orgulhoso rei levantou uma imagem e ordenou que todos se prostrassem diante dela. Se alguém se recusasse, seria lançado na fornalha. O que você teria feito?</text:span></text:p>
        <text:p text:style-name="P3"/>
        <text:p text:style-name="P3"><text:a xlink:type="simple" xlink:href="http://bibliaonline.com.br/acf/dn/3/12" text:style-name="Internet_20_link" text:visited-style-name="Visited_20_Internet_20_Link"><text:span text:style-name="T1">Dn 3:12</text:span></text:a><text:span text:style-name="T1"> Que bela resposta para a ordem do rei! Eles sabiam que o Senhor poderia livrá-los da fornalha, mas não tinham idéia se Ele iria fazê-lo. Então eles dizem que se Ele não o fizesse, Ele os livraria das mãos do rei de algum outro modo! Que maravilha! Podemos ser ridicularizados, ou não conseguir progredir em nosso trabalho, mas nada vale tanto a pena quanto ser fiel ao Senhor.</text:span></text:p>
        <text:p text:style-name="P3"/>
        <text:p text:style-name="P3"><text:a xlink:type="simple" xlink:href="http://bibliaonline.com.br/acf/dn/3/23-27" text:style-name="Internet_20_link" text:visited-style-name="Visited_20_Internet_20_Link"><text:span text:style-name="T1">Dn 3:23-27</text:span></text:a><text:span text:style-name="T1"> O que Deus faz a eles! Ele não abandonará você mesmo que você também venha a se encontrar em uma posição de real sofrimento por causa dEle.</text:span></text:p>
        <text:p text:style-name="P3"/>
        <text:h text:style-name="P2" text:outline-level="2"><text:bookmark-start text:name="__RefHeading___Toc2808_1522826305"/>#964<text:bookmark-end text:name="__RefHeading___Toc2808_1522826305"/></text:h>
        <text:p text:style-name="P3"/>
        <text:p text:style-name="P4">Se não fosse pelo pecado, a morte não teria começo. Se não fosse pela morte, o pecado não teria fim.</text:p>
        <text:p text:style-name="P3"/>
        <text:h text:style-name="P1" text:outline-level="2"><text:bookmark-start text:name="__RefHeading___Toc2810_1522826305"/><text:a xlink:type="simple" xlink:href="http://bibliaonline.com.br/acf/dn/4" text:style-name="Internet_20_link" text:visited-style-name="Visited_20_Internet_20_Link"><text:span text:style-name="T1">DANIEL 4</text:span></text:a><text:bookmark-end text:name="__RefHeading___Toc2810_1522826305"/></text:h>
        <text:p text:style-name="P3"/>
        <text:p text:style-name="P4">Este capítulo é muito sério para todos nós, pois demonstra que Deus é poderoso e Se envolve nas questões dos homens e ouve tudo o que falamos. A falsa adoração é seguida de orgulho real.</text:p>
        <text:p text:style-name="P3"/>
        <text:p text:style-name="P3"><text:a xlink:type="simple" xlink:href="http://bibliaonline.com.br/acf/dn/4/1-3" text:style-name="Internet_20_link" text:visited-style-name="Visited_20_Internet_20_Link"><text:span text:style-name="T1">Dn 4:1-3</text:span></text:a><text:span text:style-name="T1"> Este mesmo rei não aprendeu coisa alguma, apesar de todas as coisas que </text:span><text:soft-page-break/><text:span text:style-name="T1">foram ditas nos três capítulos anteriores. Repare como ele está cheio de si.</text:span></text:p>
        <text:p text:style-name="P3"/>
        <text:p text:style-name="P3"><text:a xlink:type="simple" xlink:href="http://bibliaonline.com.br/acf/dn/4/3-18" text:style-name="Internet_20_link" text:visited-style-name="Visited_20_Internet_20_Link"><text:span text:style-name="T1">Dn 4:3-18</text:span></text:a><text:span text:style-name="T1"> Ele tem outro sonho, obviamente enviado por Deus. Lhe é dito que ele próprio era a grande árvore que seria derrubada. Daniel lhe diz para se desviar de seus ímpios pecados e mudar seu modo de ser, pois talvez o castigo possa ser anulado. Acaso ele dá atenção? Veremos mais tarde.</text:span></text:p>
        <text:p text:style-name="P3"/>
        <text:p text:style-name="P3"><text:a xlink:type="simple" xlink:href="http://bibliaonline.com.br/acf/dn/4/19-27" text:style-name="Internet_20_link" text:visited-style-name="Visited_20_Internet_20_Link"><text:span text:style-name="T1">Dn 4:19-27</text:span></text:a><text:span text:style-name="T1"> Daniel lhe diz o que o sonho significa. Ele teve um bom número de avisos, mas é muito orgulhoso para prestar atenção.</text:span></text:p>
        <text:p text:style-name="P3"/>
        <text:p text:style-name="P3"><text:a xlink:type="simple" xlink:href="http://bibliaonline.com.br/acf/dn/4/28-37" text:style-name="Internet_20_link" text:visited-style-name="Visited_20_Internet_20_Link"><text:span text:style-name="T1">Dn 4:28-37</text:span></text:a><text:span text:style-name="T1"> Deus lhe dá um ano inteiro para se arrepender! (Deus é misericordioso). Mas não acontece. Assim ele perde a razão e se torna como um animal por sete anos. Cada um de nós tem que prestar contas a Deus, e devíamos ser mais sérios acerca da vida. Deus com misericórdia traz o rei de volta e ele dá louvor a Deus. Não ouvimos mais falar dele.</text:span></text:p>
        <text:p text:style-name="P3"/>
        <text:h text:style-name="P2" text:outline-level="2"><text:bookmark-start text:name="__RefHeading___Toc2812_1522826305"/>#965<text:bookmark-end text:name="__RefHeading___Toc2812_1522826305"/></text:h>
        <text:p text:style-name="P3"/>
        <text:p text:style-name="P3"><text:span text:style-name="T1">A tempestade que sopra revela a força das raízes. (</text:span><text:a xlink:type="simple" xlink:href="http://bibliaonline.com.br/acf/cl/2/7" text:style-name="Internet_20_link" text:visited-style-name="Visited_20_Internet_20_Link"><text:span text:style-name="T1">Cl 2:7</text:span></text:a><text:span text:style-name="T1">)</text:span></text:p>
        <text:p text:style-name="P3"/>
        <text:h text:style-name="P1" text:outline-level="2"><text:bookmark-start text:name="__RefHeading___Toc2814_1522826305"/><text:a xlink:type="simple" xlink:href="http://bibliaonline.com.br/acf/dn/5" text:style-name="Internet_20_link" text:visited-style-name="Visited_20_Internet_20_Link"><text:span text:style-name="T1">DANIEL 5</text:span></text:a><text:bookmark-end text:name="__RefHeading___Toc2814_1522826305"/></text:h>
        <text:p text:style-name="P3"/>
        <text:p text:style-name="P4">Passaram-se uns 25 anos... Nabucodonosor se foi... seu neto, Belsazar, é rei.</text:p>
        <text:p text:style-name="P3"/>
        <text:p text:style-name="P3"><text:a xlink:type="simple" xlink:href="http://bibliaonline.com.br/acf/dn/5/1-4" text:style-name="Internet_20_link" text:visited-style-name="Visited_20_Internet_20_Link"><text:span text:style-name="T1">Dn 5:1-4</text:span></text:a><text:span text:style-name="T1"> Belsazar voltou-se para seus deuses e faz um grande banquete dedicado a eles, usando os vasos sagrados roubados do templo de Deus em Jerusalém por Nabucodonosor.</text:span></text:p>
        <text:p text:style-name="P3"/>
        <text:p text:style-name="P3"><text:a xlink:type="simple" xlink:href="http://bibliaonline.com.br/acf/dn/5/5-9" text:style-name="Internet_20_link" text:visited-style-name="Visited_20_Internet_20_Link"><text:span text:style-name="T1">Dn 5:5-9</text:span></text:a><text:span text:style-name="T1"> Em meio à festa de bebedeiras, algo acontece de repente causando medo em todos, inclusive no rei.</text:span></text:p>
        <text:p text:style-name="P3"/>
        <text:p text:style-name="P3"><text:a xlink:type="simple" xlink:href="http://bibliaonline.com.br/acf/dn/5/10-12" text:style-name="Internet_20_link" text:visited-style-name="Visited_20_Internet_20_Link"><text:span text:style-name="T1">Dn 5:10-12</text:span></text:a><text:span text:style-name="T1"> A rainha entra e diz ao rei que há um homem que é capaz de explicar o significado das palavras escritas sobre a parede.</text:span></text:p>
        <text:p text:style-name="P3"><text:soft-page-break/></text:p>
        <text:p text:style-name="P3"><text:a xlink:type="simple" xlink:href="http://bibliaonline.com.br/acf/dn/5/13-16" text:style-name="Internet_20_link" text:visited-style-name="Visited_20_Internet_20_Link"><text:span text:style-name="T1">Dn 5:13-16</text:span></text:a><text:span text:style-name="T1"> Daniel é trazido. (Como se esqueceram rapidamente dele antes!) Grandes recompensas lhe são prometidas.</text:span></text:p>
        <text:p text:style-name="P3"/>
        <text:p text:style-name="P3"><text:a xlink:type="simple" xlink:href="http://bibliaonline.com.br/acf/dn/5/17-29" text:style-name="Internet_20_link" text:visited-style-name="Visited_20_Internet_20_Link"><text:span text:style-name="T1">Dn 5:17-29</text:span></text:a><text:span text:style-name="T1"> Daniel começa a falar. Ele precisa contar a história de Nabucodonosor como se ninguém ali jamais a tivesse escutado! (Exatamente como as pessoas de hoje, que não ouvem). Daniel fala que o fim do primeiro grande império mundial, Babilônia, tinha chegado.</text:span></text:p>
        <text:p text:style-name="P3"/>
        <text:p text:style-name="P3"><text:a xlink:type="simple" xlink:href="http://bibliaonline.com.br/acf/dn/5/30-31" text:style-name="Internet_20_link" text:visited-style-name="Visited_20_Internet_20_Link"><text:span text:style-name="T1">Dn 5:30-31</text:span></text:a><text:span text:style-name="T1"> O juízo vem! O rei é morto, o império destruído.</text:span></text:p>
        <text:p text:style-name="P3"/>
        <text:h text:style-name="P2" text:outline-level="2"><text:bookmark-start text:name="__RefHeading___Toc2816_1522826305"/>#966<text:bookmark-end text:name="__RefHeading___Toc2816_1522826305"/></text:h>
        <text:p text:style-name="P3"/>
        <text:p text:style-name="P4">O testemunho contra o mal deveria estar em nosso falar e modo de agir.</text:p>
        <text:p text:style-name="P3"/>
        <text:h text:style-name="P1" text:outline-level="2"><text:bookmark-start text:name="__RefHeading___Toc2818_1522826305"/><text:a xlink:type="simple" xlink:href="http://bibliaonline.com.br/acf/dn/6" text:style-name="Internet_20_link" text:visited-style-name="Visited_20_Internet_20_Link"><text:span text:style-name="T1">DANIEL 6</text:span></text:a><text:bookmark-end text:name="__RefHeading___Toc2818_1522826305"/></text:h>
        <text:p text:style-name="P3"/>
        <text:p text:style-name="P3"><text:span text:style-name="T1">Um novo Império foi formado, o Medo-Persa, com Dario encabeçando-o, mas tendo a Ciro como rei (</text:span><text:a xlink:type="simple" xlink:href="http://bibliaonline.com.br/acf/dn/1/21" text:style-name="Internet_20_link" text:visited-style-name="Visited_20_Internet_20_Link"><text:span text:style-name="T1">1:21</text:span></text:a><text:span text:style-name="T1">).</text:span></text:p>
        <text:p text:style-name="P3"/>
        <text:p text:style-name="P3"><text:a xlink:type="simple" xlink:href="http://bibliaonline.com.br/acf/dn/6/1-9" text:style-name="Internet_20_link" text:visited-style-name="Visited_20_Internet_20_Link"><text:span text:style-name="T1">Dn 6:1-9</text:span></text:a><text:span text:style-name="T1"> Daniel recebe um cargo elevado, que causa inveja entre os líderes nativos. Eles só conseguem encontrar falta nele na "lei de seu Deus" - </text:span><text:a xlink:type="simple" xlink:href="http://bibliaonline.com.br/acf/dn/6/5" text:style-name="Internet_20_link" text:visited-style-name="Visited_20_Internet_20_Link"><text:span text:style-name="T1">vers. 5</text:span></text:a><text:span text:style-name="T1">. Assim, eles pedem ao rei que assine uma lei que proíba qualquer um de orar a qualquer exceto a Dario pelo período de 30 dias. Se alguém o fizesse, seria lançado na cova do leão.</text:span></text:p>
        <text:p text:style-name="P3"/>
        <text:p text:style-name="P3"><text:a xlink:type="simple" xlink:href="http://bibliaonline.com.br/acf/dn/6/10-17" text:style-name="Internet_20_link" text:visited-style-name="Visited_20_Internet_20_Link"><text:span text:style-name="T1">Dn 6:10-17</text:span></text:a><text:span text:style-name="T1"> Quando Daniel soube que a lei tinha sido assinada, foi justamente o que fez. Aqueles homens o encontram orando, e acreditando terem vencido, informam a Dario. As leis do Império nunca podiam ser mudadas (</text:span><text:a xlink:type="simple" xlink:href="http://bibliaonline.com.br/acf/dn/6/15" text:style-name="Internet_20_link" text:visited-style-name="Visited_20_Internet_20_Link"><text:span text:style-name="T1">vers. 15</text:span></text:a><text:span text:style-name="T1">). Dario fica transtornado pois respeita Daniel, mas nada pode fazer. Daniel é lançado na cova do leão.</text:span></text:p>
        <text:p text:style-name="P3"/>
        <text:p text:style-name="P3"><text:a xlink:type="simple" xlink:href="http://bibliaonline.com.br/acf/dn/6/16" text:style-name="Internet_20_link" text:visited-style-name="Visited_20_Internet_20_Link"><text:span text:style-name="T1">Dn 6:16</text:span></text:a><text:span text:style-name="T1"> Dario tinha respeito por Daniel e confiança em Deus. Leia o </text:span><text:a xlink:type="simple" xlink:href="http://bibliaonline.com.br/acf/dn/6/4" text:style-name="Internet_20_link" text:visited-style-name="Visited_20_Internet_20_Link"><text:span text:style-name="T1">versículo 4</text:span></text:a><text:span text:style-name="T1"> mais uma vez.</text:span></text:p>
        <text:p text:style-name="P3"/>
        <text:p text:style-name="P3"><text:soft-page-break/><text:a xlink:type="simple" xlink:href="http://bibliaonline.com.br/acf/dn/6/18-20" text:style-name="Internet_20_link" text:visited-style-name="Visited_20_Internet_20_Link"><text:span text:style-name="T1">Dn 6:18-20</text:span></text:a><text:span text:style-name="T1"> Os sentimentos do rei, poderia ele dormir? Será que dormiu aquela manhã? Repare as palavras de sua pergunta a Daniel.</text:span></text:p>
        <text:p text:style-name="P3"/>
        <text:p text:style-name="P3"><text:a xlink:type="simple" xlink:href="http://bibliaonline.com.br/acf/dn/6/21-22" text:style-name="Internet_20_link" text:visited-style-name="Visited_20_Internet_20_Link"><text:span text:style-name="T1">Dn 6:21-22</text:span></text:a><text:span text:style-name="T1"> Daniel responde com confiança em Deus e no rei.</text:span></text:p>
        <text:p text:style-name="P3"/>
        <text:p text:style-name="P3"><text:a xlink:type="simple" xlink:href="http://bibliaonline.com.br/acf/dn/6/23" text:style-name="Internet_20_link" text:visited-style-name="Visited_20_Internet_20_Link"><text:span text:style-name="T1">Dn 6:23</text:span></text:a><text:span text:style-name="T1"> E suas feridas?</text:span></text:p>
        <text:p text:style-name="P3"/>
        <text:p text:style-name="P3"><text:a xlink:type="simple" xlink:href="http://bibliaonline.com.br/acf/dn/6/24-25" text:style-name="Internet_20_link" text:visited-style-name="Visited_20_Internet_20_Link"><text:span text:style-name="T1">Dn 6:24-25</text:span></text:a><text:span text:style-name="T1"> Uma terrível retribuição (a primeira parte do livro termina aqui).</text:span></text:p>
        <text:p text:style-name="P3"/>
        <text:h text:style-name="P2" text:outline-level="2"><text:bookmark-start text:name="__RefHeading___Toc2820_1522826305"/>#967<text:bookmark-end text:name="__RefHeading___Toc2820_1522826305"/></text:h>
        <text:p text:style-name="P3"/>
        <text:p text:style-name="P4">A comunhão de coração com Cristo mantém firme o senso de nossa posição em Cristo e é o poder salvador colocado em prática em nosso andar.</text:p>
        <text:p text:style-name="P3"/>
        <text:h text:style-name="P1" text:outline-level="2"><text:bookmark-start text:name="__RefHeading___Toc2822_1522826305"/><text:a xlink:type="simple" xlink:href="http://bibliaonline.com.br/acf/dn/7" text:style-name="Internet_20_link" text:visited-style-name="Visited_20_Internet_20_Link"><text:span text:style-name="T1">DANIEL 7</text:span></text:a><text:bookmark-end text:name="__RefHeading___Toc2822_1522826305"/></text:h>
        <text:p text:style-name="P3"/>
        <text:p text:style-name="P3"><text:span text:style-name="T1">A última seção do livro tem início. Agora iremos ler das visões de Daniel e das revelações que recebe de Deus. Os </text:span><text:a xlink:type="simple" xlink:href="http://bibliaonline.com.br/acf/dn/7" text:style-name="Internet_20_link" text:visited-style-name="Visited_20_Internet_20_Link"><text:span text:style-name="T1">capítulos 7</text:span></text:a><text:span text:style-name="T1"> e 8 na verdade aconteceram antes do </text:span><text:a xlink:type="simple" xlink:href="http://bibliaonline.com.br/acf/dn/6" text:style-name="Internet_20_link" text:visited-style-name="Visited_20_Internet_20_Link"><text:span text:style-name="T1">capítulo 6</text:span></text:a><text:span text:style-name="T1">. No </text:span><text:a xlink:type="simple" xlink:href="http://bibliaonline.com.br/acf/dn/2" text:style-name="Internet_20_link" text:visited-style-name="Visited_20_Internet_20_Link"><text:span text:style-name="T1">capítulo 2</text:span></text:a><text:span text:style-name="T1"> lemos dos 4 impérios mundiais, aqui lemos dos mesmos quatro, desta vez como 4 bestas diferentes.</text:span></text:p>
        <text:p text:style-name="P3"/>
        <text:p text:style-name="P3"><text:a xlink:type="simple" xlink:href="http://bibliaonline.com.br/acf/dn/7/1-8" text:style-name="Internet_20_link" text:visited-style-name="Visited_20_Internet_20_Link"><text:span text:style-name="T1">Dn 7:1-8</text:span></text:a><text:span text:style-name="T1"> No </text:span><text:a xlink:type="simple" xlink:href="http://bibliaonline.com.br/acf/dn/2" text:style-name="Internet_20_link" text:visited-style-name="Visited_20_Internet_20_Link"><text:span text:style-name="T1">capítulo 2</text:span></text:a><text:span text:style-name="T1"> vimos os 4 impérios como o homem os vê, como um imenso monumento ao seu orgulho. Aqui vemos esses impérios como Deus os vê, como bestas... horríveis. O primeiro representa o império Babilônico, como um leão. O segundo império como um urso, o Medo-Persa. O terceiro, como um leopardo, o Grego. O quarto, que não se parecia com nenhum animal vivo, o império Romano. Ele tinha 10 chifres (10 reis - </text:span><text:a xlink:type="simple" xlink:href="http://bibliaonline.com.br/acf/dn/7/24" text:style-name="Internet_20_link" text:visited-style-name="Visited_20_Internet_20_Link"><text:span text:style-name="T1">vers. 24</text:span></text:a><text:span text:style-name="T1">).</text:span></text:p>
        <text:p text:style-name="P3"/>
        <text:p text:style-name="P3"><text:a xlink:type="simple" xlink:href="http://bibliaonline.com.br/acf/dn/7/9-10" text:style-name="Internet_20_link" text:visited-style-name="Visited_20_Internet_20_Link"><text:span text:style-name="T1">Dn 7:9-10</text:span></text:a><text:span text:style-name="T1"> Um tipo de descrição do que está escrito em Apocalipse </text:span><text:a xlink:type="simple" xlink:href="http://bibliaonline.com.br/acf/ap/19/11-17" text:style-name="Internet_20_link" text:visited-style-name="Visited_20_Internet_20_Link"><text:span text:style-name="T1">19:11-17</text:span></text:a><text:span text:style-name="T1"> e se refere a quando o Império Romano for restaurado, acabando finalmente a ser destruído pelo Senhor Jesus em Sua vinda. Você deve estar lembrado de ter lido no capítulo </text:span><text:a xlink:type="simple" xlink:href="http://bibliaonline.com.br/acf/dn/2/44,45" text:style-name="Internet_20_link" text:visited-style-name="Visited_20_Internet_20_Link"><text:span text:style-name="T1">2:44,45</text:span></text:a><text:span text:style-name="T1"> sobre a rocha. Estamos perto disso agora, pois os 10 reinos da Europa estão se formando diante de nossos olhos em um Império Romano revivido.</text:span></text:p>
        <text:p text:style-name="P3"><text:soft-page-break/></text:p>
        <text:p text:style-name="P3"><text:a xlink:type="simple" xlink:href="http://bibliaonline.com.br/acf/dn/7/11" text:style-name="Internet_20_link" text:visited-style-name="Visited_20_Internet_20_Link"><text:span text:style-name="T1">Dn 7:11</text:span></text:a><text:span text:style-name="T1"> Refere-se a este Império Romano Revivido (</text:span><text:a xlink:type="simple" xlink:href="http://bibliaonline.com.br/acf/ap/19/20" text:style-name="Internet_20_link" text:visited-style-name="Visited_20_Internet_20_Link"><text:span text:style-name="T1">Ap 19:20</text:span></text:a><text:span text:style-name="T1">). Porventura não mexe com você saber que o Senhor está para vir qualquer dia desses?</text:span></text:p>
        <text:p text:style-name="P3"/>
        <text:p text:style-name="P3"><text:a xlink:type="simple" xlink:href="http://bibliaonline.com.br/acf/dn/7/13-14" text:style-name="Internet_20_link" text:visited-style-name="Visited_20_Internet_20_Link"><text:span text:style-name="T1">Dn 7:13-14</text:span></text:a><text:span text:style-name="T1"> A vinda do Senhor. Não se trata do arrebatamento.</text:span></text:p>
        <text:p text:style-name="P3"/>
        <text:p text:style-name="P3"><text:a xlink:type="simple" xlink:href="http://bibliaonline.com.br/acf/dn/7/17-22" text:style-name="Internet_20_link" text:visited-style-name="Visited_20_Internet_20_Link"><text:span text:style-name="T1">Dn 7:17-22</text:span></text:a><text:span text:style-name="T1"> O povo que crê neste "evangelho do reino", que será pregado após termos partido para a glória.</text:span></text:p>
        <text:p text:style-name="P3"/>
        <text:p text:style-name="P3"><text:a xlink:type="simple" xlink:href="http://bibliaonline.com.br/acf/dn/7/23-28" text:style-name="Internet_20_link" text:visited-style-name="Visited_20_Internet_20_Link"><text:span text:style-name="T1">Dn 7:23-28</text:span></text:a><text:span text:style-name="T1"> Há dias horríveis pela frente. Mas quando o Senhor aparecer, todas essas pessoas que não tiverem sido salvas serão lançadas no inferno. Então o Senhor Jesus começará Seu reino neste mundo por 1.000 anos, o Milênio.</text:span></text:p>
        <text:p text:style-name="P3"/>
        <text:h text:style-name="P2" text:outline-level="2"><text:bookmark-start text:name="__RefHeading___Toc2824_1522826305"/>#968<text:bookmark-end text:name="__RefHeading___Toc2824_1522826305"/></text:h>
        <text:p text:style-name="P3"/>
        <text:p text:style-name="P4">Não tema as conseqüências. Se fizermos o que é certo, Deus cuidará delas.</text:p>
        <text:p text:style-name="P3"/>
        <text:h text:style-name="P1" text:outline-level="2"><text:bookmark-start text:name="__RefHeading___Toc2826_1522826305"/><text:a xlink:type="simple" xlink:href="http://bibliaonline.com.br/acf/dn/8" text:style-name="Internet_20_link" text:visited-style-name="Visited_20_Internet_20_Link"><text:span text:style-name="T1">DANIEL 8</text:span></text:a><text:bookmark-end text:name="__RefHeading___Toc2826_1522826305"/></text:h>
        <text:p text:style-name="P3"/>
        <text:p text:style-name="P3"><text:span text:style-name="T1">O segundo e terceiro dos quatro impérios voltam a ser mencionados aqui nos </text:span><text:a xlink:type="simple" xlink:href="http://bibliaonline.com.br/acf/dn/8/3-4" text:style-name="Internet_20_link" text:visited-style-name="Visited_20_Internet_20_Link"><text:span text:style-name="T1">versículos 3 e 4</text:span></text:a><text:span text:style-name="T1"> (o segundo império) e no </text:span><text:a xlink:type="simple" xlink:href="http://bibliaonline.com.br/acf/dn/8/5" text:style-name="Internet_20_link" text:visited-style-name="Visited_20_Internet_20_Link"><text:span text:style-name="T1">versículo 5</text:span></text:a><text:span text:style-name="T1"> (o terceiro - o império Grego).</text:span></text:p>
        <text:p text:style-name="P3"/>
        <text:p text:style-name="P3"><text:a xlink:type="simple" xlink:href="http://bibliaonline.com.br/acf/dn/8/8" text:style-name="Internet_20_link" text:visited-style-name="Visited_20_Internet_20_Link"><text:span text:style-name="T1">Dn 8:8</text:span></text:a><text:span text:style-name="T1"> refere-se a "Alexandre o grande" ter morrido (com 32 anos de idade), o Grego, tendo seu império sido dividido por 4 de seus generais.</text:span></text:p>
        <text:p text:style-name="P3"/>
        <text:p text:style-name="P3"><text:a xlink:type="simple" xlink:href="http://bibliaonline.com.br/acf/dn/8/9-12" text:style-name="Internet_20_link" text:visited-style-name="Visited_20_Internet_20_Link"><text:span text:style-name="T1">Dn 8:9-12</text:span></text:a><text:span text:style-name="T1"> Um homem chamado Antioco Epifano é o "chifre pequeno". (Ele viveu durante os anos de silêncio entre o Antigo e o Novo Testamento).</text:span></text:p>
        <text:p text:style-name="P3"/>
        <text:p text:style-name="P3"><text:a xlink:type="simple" xlink:href="http://bibliaonline.com.br/acf/dn/8/17,19" text:style-name="Internet_20_link" text:visited-style-name="Visited_20_Internet_20_Link"><text:span text:style-name="T1">Dn 8:17,19</text:span></text:a><text:span text:style-name="T1"> Refere-se ao futuro.</text:span></text:p>
        <text:p text:style-name="P3"/>
        <text:p text:style-name="P3"><text:a xlink:type="simple" xlink:href="http://bibliaonline.com.br/acf/dn/8/23-25" text:style-name="Internet_20_link" text:visited-style-name="Visited_20_Internet_20_Link"><text:span text:style-name="T1">Dn 8:23-25</text:span></text:a><text:span text:style-name="T1"> Refere-se também ao futuro. O Príncipe dos Príncipes é o Senhor Jesus.</text:span></text:p>
        <text:p text:style-name="P3"/>
        <text:h text:style-name="P2" text:outline-level="2"><text:bookmark-start text:name="__RefHeading___Toc2828_1522826305"/><text:soft-page-break/>#969<text:bookmark-end text:name="__RefHeading___Toc2828_1522826305"/></text:h>
        <text:p text:style-name="P3"/>
        <text:p text:style-name="P4">Nada causa tanto dano à alma quanto a controvérsia.</text:p>
        <text:p text:style-name="P3"/>
        <text:h text:style-name="P1" text:outline-level="2"><text:bookmark-start text:name="__RefHeading___Toc2830_1522826305"/><text:a xlink:type="simple" xlink:href="http://bibliaonline.com.br/acf/dn/9" text:style-name="Internet_20_link" text:visited-style-name="Visited_20_Internet_20_Link"><text:span text:style-name="T1">DANIEL 9</text:span></text:a><text:bookmark-end text:name="__RefHeading___Toc2830_1522826305"/></text:h>
        <text:p text:style-name="P3"/>
        <text:p text:style-name="P3"><text:a xlink:type="simple" xlink:href="http://bibliaonline.com.br/acf/dn/9/5-10" text:style-name="Internet_20_link" text:visited-style-name="Visited_20_Internet_20_Link"><text:span text:style-name="T1">Dn 9:5-10</text:span></text:a><text:span text:style-name="T1"> O povo de Deus havia pecado, e por causa disso as pessoas foram levadas para o cativeiro, e Daniel estava entre eles. Mas daquilo que já lemos, Daniel era um jovem fiel e que orava. Repare sua confissão. Ele não aponta o dedo para outros, mas diz repetidas vezes que NÓS pecamos. Vamos nos lembrar disto.</text:span></text:p>
        <text:p text:style-name="P3"/>
        <text:p text:style-name="P3"><text:a xlink:type="simple" xlink:href="http://bibliaonline.com.br/acf/dn/9/15-18" text:style-name="Internet_20_link" text:visited-style-name="Visited_20_Internet_20_Link"><text:span text:style-name="T1">Dn 9:15-18</text:span></text:a><text:span text:style-name="T1"> As tribos de Judá e Benjamim estavam no cativeiro na Babilônia por terem pecado. Sua cidade, Jerusalém, e o tempo de Deus nela, estavam em ruínas. Foi isso que entristeceu Daniel.</text:span></text:p>
        <text:p text:style-name="P3"/>
        <text:p text:style-name="P3"><text:a xlink:type="simple" xlink:href="http://bibliaonline.com.br/acf/dn/9/20" text:style-name="Internet_20_link" text:visited-style-name="Visited_20_Internet_20_Link"><text:span text:style-name="T1">Dn 9:20</text:span></text:a><text:span text:style-name="T1"> O Senhor escuta uma oração assim!</text:span></text:p>
        <text:p text:style-name="P3"/>
        <text:p text:style-name="P3"><text:a xlink:type="simple" xlink:href="http://bibliaonline.com.br/acf/dn/9/23-27" text:style-name="Internet_20_link" text:visited-style-name="Visited_20_Internet_20_Link"><text:span text:style-name="T1">Dn 9:23-27</text:span></text:a><text:span text:style-name="T1"> Estes notáveis versículos falam, em riqueza de detalhes, da vinda do Senhor Jesus, Aquele que foi cortado, e da tristeza e do sofrimento de Seu povo no futuro.</text:span></text:p>
        <text:p text:style-name="P3"/>
        <text:p text:style-name="P3"><text:a xlink:type="simple" xlink:href="http://bibliaonline.com.br/acf/dn/9/25" text:style-name="Internet_20_link" text:visited-style-name="Visited_20_Internet_20_Link"><text:span text:style-name="T1">Dn 9:25</text:span></text:a><text:span text:style-name="T1"> "Messias e Príncipe"; mas no próximo versículo o "príncipe" é a Besta.</text:span></text:p>
        <text:p text:style-name="P3"/>
        <text:h text:style-name="P2" text:outline-level="2"><text:bookmark-start text:name="__RefHeading___Toc2832_1522826305"/>#970<text:bookmark-end text:name="__RefHeading___Toc2832_1522826305"/></text:h>
        <text:p text:style-name="P3"/>
        <text:p text:style-name="P4">Tudo o que devemos esperar é sermos mantidos fiéis até o fim. Se estivermos procurando fazer algum barulho neste mundo, ou levantar um testemunho, acabaremos desapontados, mas se estivermos contentes em andar humildemente com nosso Deus, teremos uma razão para nos alegrarmos e nosso trabalho não será em vão. (C.H.M.)</text:p>
        <text:p text:style-name="P3"/>
        <text:h text:style-name="P1" text:outline-level="2"><text:bookmark-start text:name="__RefHeading___Toc2834_1522826305"/><text:a xlink:type="simple" xlink:href="http://bibliaonline.com.br/acf/dn/10" text:style-name="Internet_20_link" text:visited-style-name="Visited_20_Internet_20_Link"><text:span text:style-name="T1">DANIEL 10</text:span></text:a><text:bookmark-end text:name="__RefHeading___Toc2834_1522826305"/></text:h>
        <text:p text:style-name="P3"/>
        <text:p text:style-name="P3"><text:a xlink:type="simple" xlink:href="http://bibliaonline.com.br/acf/dn/10/2" text:style-name="Internet_20_link" text:visited-style-name="Visited_20_Internet_20_Link"><text:span text:style-name="T1">Dn 10:2</text:span></text:a><text:span text:style-name="T1"> A visão que Daniel teve falava do sofrimento futuro para seu povo, os Judeus, e </text:span><text:soft-page-break/><text:span text:style-name="T1">ele chorou por 3 semanas. É bom para nós sentirmos com tal profundidade a dor que está reservada para qualquer um que rejeite o Senhor Jesus. Por duas vezes Daniel é chamado de "um homem muito amado".</text:span></text:p>
        <text:p text:style-name="P3"/>
        <text:p text:style-name="P3"><text:a xlink:type="simple" xlink:href="http://bibliaonline.com.br/acf/dn/10/21" text:style-name="Internet_20_link" text:visited-style-name="Visited_20_Internet_20_Link"><text:span text:style-name="T1">Dn 10:21</text:span></text:a><text:span text:style-name="T1"> Miguel era o anjo do povo de Israel.</text:span></text:p>
        <text:p text:style-name="P3"/>
        <text:h text:style-name="P2" text:outline-level="2"><text:bookmark-start text:name="__RefHeading___Toc2836_1522826305"/>#971<text:bookmark-end text:name="__RefHeading___Toc2836_1522826305"/></text:h>
        <text:p text:style-name="P3"/>
        <text:p text:style-name="P4">Se o nosso andar não condiz com nossas palavras, é melhor falarmos bem pouco.</text:p>
        <text:p text:style-name="P3"/>
        <text:h text:style-name="P1" text:outline-level="2"><text:bookmark-start text:name="__RefHeading___Toc2838_1522826305"/><text:a xlink:type="simple" xlink:href="http://bibliaonline.com.br/acf/dn/11" text:style-name="Internet_20_link" text:visited-style-name="Visited_20_Internet_20_Link"><text:span text:style-name="T1">DANIEL 11</text:span></text:a><text:bookmark-end text:name="__RefHeading___Toc2838_1522826305"/></text:h>
        <text:p text:style-name="P3"/>
        <text:p text:style-name="P3"><text:span text:style-name="T1">Os primeiros </text:span><text:a xlink:type="simple" xlink:href="http://bibliaonline.com.br/acf/dn/11/1-34" text:style-name="Internet_20_link" text:visited-style-name="Visited_20_Internet_20_Link"><text:span text:style-name="T1">34 versículos</text:span></text:a><text:span text:style-name="T1"> deste capítulo já são história. Na época em que foram escritos, tudo isso era futuro!</text:span></text:p>
        <text:p text:style-name="P3"/>
        <text:p text:style-name="P3"><text:a xlink:type="simple" xlink:href="http://bibliaonline.com.br/acf/dn/11/36-37" text:style-name="Internet_20_link" text:visited-style-name="Visited_20_Internet_20_Link"><text:span text:style-name="T1">Dn 11:36-37</text:span></text:a><text:span text:style-name="T1"> Você já ouviu a palavra "Anticristo". Esta é a pessoa descrita nestes versículos. Ele será um Judeu, um rei em Israel. Ele enganará milhões de pessoas (após nós os crentes termos ido para a glória).</text:span></text:p>
        <text:p text:style-name="P3"/>
        <text:p text:style-name="P3"><text:a xlink:type="simple" xlink:href="http://bibliaonline.com.br/acf/dn/11/40-45" text:style-name="Internet_20_link" text:visited-style-name="Visited_20_Internet_20_Link"><text:span text:style-name="T1">Dn 11:40-45</text:span></text:a><text:span text:style-name="T1"> Dois outros homens poderosos aparecerão (após termos partido), mas ambos serão destruídos pelo Senhor quando Ele vier em glória (</text:span><text:a xlink:type="simple" xlink:href="http://bibliaonline.com.br/acf/ap/19/11-21" text:style-name="Internet_20_link" text:visited-style-name="Visited_20_Internet_20_Link"><text:span text:style-name="T1">Ap 19:11-21</text:span></text:a><text:span text:style-name="T1">).</text:span></text:p>
        <text:p text:style-name="P3"/>
        <text:h text:style-name="P2" text:outline-level="2"><text:bookmark-start text:name="__RefHeading___Toc2840_1522826305"/>#972<text:bookmark-end text:name="__RefHeading___Toc2840_1522826305"/></text:h>
        <text:p text:style-name="P3"/>
        <text:p text:style-name="P4">Conseguimos realizar muito mais pelo que somos do que pelo que falamos.</text:p>
        <text:p text:style-name="P3"/>
        <text:h text:style-name="P1" text:outline-level="2"><text:bookmark-start text:name="__RefHeading___Toc2842_1522826305"/><text:a xlink:type="simple" xlink:href="http://bibliaonline.com.br/acf/dn/12" text:style-name="Internet_20_link" text:visited-style-name="Visited_20_Internet_20_Link"><text:span text:style-name="T1">DANIEL 12</text:span></text:a><text:bookmark-end text:name="__RefHeading___Toc2842_1522826305"/></text:h>
        <text:p text:style-name="P3"/>
        <text:p text:style-name="P3"><text:a xlink:type="simple" xlink:href="http://bibliaonline.com.br/acf/dn/12/1" text:style-name="Internet_20_link" text:visited-style-name="Visited_20_Internet_20_Link"><text:span text:style-name="T1">Dn 12:1</text:span></text:a><text:span text:style-name="T1"> Miguel é aqui chamado de "grande príncipe"; (Veja também em </text:span><text:a xlink:type="simple" xlink:href="http://bibliaonline.com.br/acf/ap/12/7" text:style-name="Internet_20_link" text:visited-style-name="Visited_20_Internet_20_Link"><text:span text:style-name="T1">Ap 12:7</text:span></text:a><text:span text:style-name="T1">).</text:span></text:p>
        <text:p text:style-name="P3"/>
        <text:p text:style-name="P3"><text:a xlink:type="simple" xlink:href="http://bibliaonline.com.br/acf/dn/12/4" text:style-name="Internet_20_link" text:visited-style-name="Visited_20_Internet_20_Link"><text:span text:style-name="T1">Dn 12:4</text:span></text:a><text:span text:style-name="T1"> A Daniel é dito que sele o livro, pois se passariam muitos anos antes que essas coisas se cumprissem. O tempo está próximo quando estes propósitos de Deus se </text:span><text:soft-page-break/><text:span text:style-name="T1">cumprirão. Será que entendemos que estamos vivendo um pouco antes dessas profecias se cumprirem?</text:span>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7:48:46.340332927</dc:date>
    <meta:creation-date>2018-06-11T22:51:04.642681485</meta:creation-date>
    <meta:generator>LibreOffice/6.0.7.3$Linux_X86_64 LibreOffice_project/00m0$Build-3</meta:generator>
    <meta:editing-duration>PT1M32S</meta:editing-duration>
    <meta:editing-cycles>1</meta:editing-cycles>
    <meta:document-statistic meta:table-count="0" meta:image-count="0" meta:object-count="0" meta:page-count="11" meta:paragraph-count="104" meta:word-count="2512" meta:character-count="14140" meta:non-whitespace-character-count="11732"/>
  </office:meta>
</office:document-meta>
</file>